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9999cc" draw:textarea-horizontal-align="center" draw:textarea-vertical-align="top"/>
    </style:style>
    <style:style style:name="gr2" style:family="graphic" style:parent-style-name="standard">
      <style:graphic-properties draw:stroke="dash" draw:stroke-dash="Fine_20_Dashed" draw:fill="none" draw:textarea-horizontal-align="center" draw:textarea-vertical-align="top"/>
    </style:style>
    <style:style style:name="gr3" style:family="graphic" style:parent-style-name="standard">
      <style:graphic-properties draw:stroke="dash" draw:stroke-dash="Fine_20_Dashed" svg:stroke-color="#ff0000" draw:fill-color="#ccccff" draw:textarea-horizontal-align="center"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ccccff" draw:textarea-horizontal-align="center" draw:textarea-vertical-align="top"/>
    </style:style>
    <style:style style:name="gr6" style:family="graphic" style:parent-style-name="standard">
      <style:graphic-properties draw:fill-color="#ffcc99" draw:textarea-horizontal-align="center" draw:textarea-vertical-align="middle"/>
    </style:style>
    <style:style style:name="gr7" style:family="graphic" style:parent-style-name="standard">
      <style:graphic-properties draw:fill-color="#ccccff" draw:textarea-horizontal-align="center" draw:textarea-vertical-align="middle"/>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fill-color="#ffffff"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dash" draw:stroke-dash="Fine_20_Dashed" svg:stroke-width="0.203cm" svg:stroke-color="#ff0000" draw:marker-start-width="0.61cm" draw:marker-end="Arrow" draw:marker-end-width="0.61cm" draw:textarea-horizontal-align="center" draw:textarea-vertical-align="middle" fo:padding-top="0.226cm" fo:padding-bottom="0.226cm" fo:padding-left="0.351cm" fo:padding-right="0.351cm"/>
    </style:style>
    <style:style style:name="gr12" style:family="graphic" style:parent-style-name="standard">
      <style:graphic-properties draw:stroke="none" svg:stroke-color="#000000" draw:fill="none" draw:fill-color="#ffffff" fo:min-height="0.824cm"/>
    </style:style>
    <style:style style:name="gr13" style:family="graphic" style:parent-style-name="standard">
      <style:graphic-properties draw:stroke="none" svg:stroke-color="#ff0000" draw:fill="none" draw:fill-color="#ffffff" fo:min-height="3.753cm"/>
    </style:style>
    <style:style style:name="gr14"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paragraph-properties fo:text-align="start"/>
    </style:style>
    <style:style style:name="P5" style:family="paragraph">
      <style:paragraph-properties fo:text-align="center"/>
      <style:text-properties fo:font-size="12pt" style:font-size-asian="12pt" style:font-size-complex="12pt"/>
    </style:style>
    <style:style style:name="P6" style:family="paragraph">
      <style:text-properties fo:font-size="16pt" style:font-size-asian="16pt" style:font-size-complex="16pt"/>
    </style:style>
    <style:style style:name="P7" style:family="paragraph">
      <style:text-properties fo:color="#ff0000"/>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style:font-size-asian="14pt" style:font-size-complex="14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roman" style:font-pitch-asian="variable" style:font-size-asian="14pt" style:font-style-asian="normal" style:font-weight-asian="normal" style:font-family-complex="Arial" style:font-family-generic-complex="roman" style:font-pitch-complex="variable" style:font-size-complex="14pt" style:font-style-complex="normal" style:font-weight-complex="normal" style:text-emphasize="none" style:font-relief="none" style:text-overline-style="none" style:text-overline-color="font-color"/>
    </style:style>
    <style:style style:name="T8" style:family="text">
      <style:text-properties fo:font-size="16pt" style:font-size-asian="16pt" style:font-size-complex="16pt"/>
    </style:style>
    <style:style style:name="T9"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8.231cm" svg:height="14.424cm" svg:x="9.019cm" svg:y="4.243cm" draw:corner-radius="0.317cm">
          <text:p text:style-name="P1"><text:span text:style-name="T1">forker.js</text:span></text:p>
        </draw:rect>
        <draw:rect draw:style-name="gr2" draw:text-style-name="P3" draw:layer="layout" svg:width="18.088cm" svg:height="16.413cm" svg:x="7.103cm" svg:y="2.889cm">
          <text:p text:style-name="P1"><text:span text:style-name="T2">Server</text:span></text:p>
        </draw:rect>
        <draw:rect draw:style-name="gr3" draw:text-style-name="P1" xml:id="id4" draw:id="id4" draw:layer="layout" svg:width="7.547cm" svg:height="3.271cm" svg:x="9.342cm" svg:y="5.692cm" draw:corner-radius="0.317cm">
          <text:p text:style-name="P1"><text:span text:style-name="T1">https.js</text:span></text:p>
          <text:p text:style-name="P1"/>
          <text:p text:style-name="P1"><text:span text:style-name="T3">Simple proxy, listening </text:span></text:p>
          <text:p text:style-name="P1"><text:span text:style-name="T3">on 443, fwding to 80</text:span></text:p>
        </draw:rect>
        <draw:frame draw:style-name="gr4" draw:layer="layout" svg:width="1.208cm" svg:height="0.965cm" svg:x="13.423cm" svg:y="10.817cm">
          <draw:text-box>
            <text:p>80</text:p>
          </draw:text-box>
        </draw:frame>
        <draw:frame draw:style-name="gr4" draw:layer="layout" svg:width="1.56cm" svg:height="0.965cm" svg:x="7.459cm" svg:y="6.052cm">
          <draw:text-box>
            <text:p>443</text:p>
          </draw:text-box>
        </draw:frame>
        <draw:rect draw:style-name="gr5" draw:text-style-name="P2" xml:id="id1" draw:id="id1" draw:layer="layout" svg:width="7.547cm" svg:height="6.432cm" svg:x="9.342cm" svg:y="11.782cm" draw:corner-radius="0.317cm">
          <draw:glue-point draw:id="4" svg:x="-2.778cm" svg:y="-5cm"/>
          <draw:glue-point draw:id="5" svg:x="2.069cm" svg:y="-5cm"/>
          <text:p text:style-name="P1"><text:span text:style-name="T1">virtualhost.js</text:span></text:p>
          <text:p text:style-name="P1"><text:span text:style-name="T4"/></text:p>
          <text:p text:style-name="P1"><text:span text:style-name="T4">Proxies by “Host:” &amp; config</text:span></text:p>
        </draw:rect>
        <draw:rect draw:style-name="gr6" draw:text-style-name="P2" xml:id="id3" draw:id="id3" draw:layer="layout" svg:width="4.247cm" svg:height="2.245cm" svg:x="19.286cm" svg:y="15.82cm">
          <text:p text:style-name="P1"><text:span text:style-name="T1">Apache</text:span></text:p>
          <text:p text:style-name="P1"><text:span text:style-name="T5">listening on 8080</text:span></text:p>
        </draw:rect>
        <draw:rect draw:style-name="gr7" draw:text-style-name="P2" xml:id="id2" draw:id="id2" draw:layer="layout" svg:width="4.246cm" svg:height="2.245cm" draw:transform="skewX (0.0005235987755982) translate (19.287cm 12.23cm)" draw:corner-radius="0.317cm">
          <text:p text:style-name="P1"><text:span text:style-name="T1">foo.com.js</text:span></text:p>
          <text:p text:style-name="P1"><text:span text:style-name="T5">listening on 5555</text:span></text:p>
        </draw:rect>
        <draw:custom-shape draw:style-name="gr8" draw:text-style-name="P1" xml:id="id5" draw:id="id5" draw:layer="layout" svg:width="4.338cm" svg:height="2.512cm" svg:x="1.513cm" svg:y="6.071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9" draw:text-style-name="P5" draw:layer="layout" svg:width="6.431cm" svg:height="3.272cm" draw:transform="skewX (0.0003490658503988) translate (9.961cm 14.293cm)">
          <text:p text:style-name="P1"><text:span text:style-name="T6">config</text:span></text:p>
          <text:p text:style-name="P4"><text:span text:style-name="T3">foo.com -&gt; localhost:5555</text:span></text:p>
          <text:p><text:span text:style-name="T7">default -&gt; localhost:8080</text:span></text:p>
        </draw:rect>
        <draw:connector draw:style-name="gr10" draw:text-style-name="P1" draw:layer="layout" draw:type="curve" svg:x1="16.889cm" svg:y1="14.998cm" svg:x2="19.286cm" svg:y2="13.352cm" draw:start-shape="id1" draw:start-glue-point="1" draw:end-shape="id2" draw:end-glue-point="3" svg:d="m16889 14998c1798 0 600-1646 2397-1646">
          <text:p/>
        </draw:connector>
        <draw:connector draw:style-name="gr10" draw:text-style-name="P1" draw:layer="layout" draw:type="curve" svg:x1="16.889cm" svg:y1="14.998cm" svg:x2="19.286cm" svg:y2="16.942cm" draw:start-shape="id1" draw:start-glue-point="1" draw:end-shape="id3" draw:end-glue-point="3" svg:d="m16889 14998c1798 0 600 1944 2397 1944">
          <text:p/>
        </draw:connector>
        <draw:connector draw:style-name="gr10" draw:text-style-name="P1" draw:layer="layout" draw:type="curve" svg:x1="13.115cm" svg:y1="8.963cm" svg:x2="13.115cm" svg:y2="11.782cm" draw:start-shape="id4" draw:start-glue-point="2" draw:end-shape="id1" svg:d="m13115 8963v2819">
          <text:p/>
        </draw:connector>
        <draw:connector draw:style-name="gr11" draw:text-style-name="P1" draw:layer="layout" draw:type="curve" svg:x1="5.851cm" svg:y1="7.327cm" svg:x2="9.342cm" svg:y2="7.327cm" draw:start-shape="id5" draw:start-glue-point="1" draw:end-shape="id4" svg:d="m5851 7327h3491">
          <text:p/>
        </draw:connector>
        <draw:connector draw:style-name="gr10" draw:text-style-name="P1" draw:layer="layout" draw:type="curve" svg:x1="3.682cm" svg:y1="8.583cm" svg:x2="13.115cm" svg:y2="11.782cm" draw:start-shape="id5" draw:start-glue-point="2" draw:end-shape="id1" draw:end-glue-point="0" svg:d="m3682 8583c0 2400 9433 801 9433 3199">
          <text:p/>
        </draw:connector>
        <draw:frame draw:style-name="gr12" draw:text-style-name="P6" draw:layer="layout" svg:width="24.797cm" svg:height="1.513cm" svg:x="1.554cm" svg:y="0.983cm">
          <draw:text-box>
            <text:p><text:span text:style-name="T8">forker.js: Legacy proxy system that allows deployment of new node.js servers on a host, while still supporting existing, unmodified apache/php services.</text:span></text:p>
          </draw:text-box>
        </draw:frame>
        <draw:frame draw:style-name="gr13" draw:text-style-name="P7" draw:layer="layout" svg:width="5.981cm" svg:height="4.003cm" svg:x="18.14cm" svg:y="4.339cm">
          <draw:text-box>
            <text:p text:style-name="P7"><text:span text:style-name="T9">To be implemented </text:span></text:p>
            <text:p text:style-name="P7"><text:span text:style-name="T9">later</text:span></text:p>
          </draw:text-box>
        </draw:frame>
        <draw:line draw:style-name="gr14" draw:text-style-name="P1" draw:layer="layout" svg:x1="20.173cm" svg:y1="5.786cm" svg:x2="16.146cm" svg:y2="7.11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1.441cm" fo:margin-left="0.635cm" fo:margin-right="0.665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oe Hitchens</meta:initial-creator>
    <meta:creation-date>2011-09-14T16:18:13</meta:creation-date>
    <dc:date>2011-09-16T13:36:19</dc:date>
    <dc:creator>Joe Hitchens</dc:creator>
    <meta:editing-duration>PT47M18S</meta:editing-duration>
    <meta:editing-cycles>8</meta:editing-cycles>
    <meta:generator>OpenOffice.org/3.3$Unix OpenOffice.org_project/330m20$Build-9567</meta:generator>
    <meta:document-statistic meta:object-count="18"/>
  </office:meta>
</office:document-meta>
</file>